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9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7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Schuel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paltennam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Key</text:p>
          </table:table-cell>
          <table:table-cell office:value-type="string">
            <text:p>Extra</text:p>
          </table:table-cell>
          <table:table-cell office:value-type="string">
            <text:p>Default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chuelerID</text:p>
          </table:table-cell>
          <table:table-cell office:value-type="string">
            <text:p>INT</text:p>
          </table:table-cell>
          <table:table-cell office:value-type="string">
            <text:p>NOT NULL</text:p>
          </table:table-cell>
          <table:table-cell office:value-type="string">
            <text:p>PK</text:p>
          </table:table-cell>
          <table:table-cell office:value-type="string">
            <text:p>AUTO_INCREME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Vorname</text:p>
          </table:table-cell>
          <table:table-cell office:value-type="string">
            <text:p>VARCHAR(30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achname</text:p>
          </table:table-cell>
          <table:table-cell office:value-type="string">
            <text:p>VARCHAR(30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burtsdatum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lasseID</text:p>
          </table:table-cell>
          <table:table-cell office:value-type="string">
            <text:p>INT</text:p>
          </table:table-cell>
          <table:table-cell/>
          <table:table-cell office:value-type="string">
            <text:p>F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las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paltennam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Key</text:p>
          </table:table-cell>
          <table:table-cell office:value-type="string">
            <text:p>Extra</text:p>
          </table:table-cell>
          <table:table-cell office:value-type="string">
            <text:p>Defaul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lasseID</text:p>
          </table:table-cell>
          <table:table-cell office:value-type="string">
            <text:p>INT</text:p>
          </table:table-cell>
          <table:table-cell office:value-type="string">
            <text:p>NOT NULL</text:p>
          </table:table-cell>
          <table:table-cell office:value-type="string">
            <text:p>PK</text:p>
          </table:table-cell>
          <table:table-cell office:value-type="string">
            <text:p>AUTO_INCREME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VARCHAR(5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ehrerID</text:p>
          </table:table-cell>
          <table:table-cell office:value-type="string">
            <text:p>INT</text:p>
          </table:table-cell>
          <table:table-cell/>
          <table:table-cell office:value-type="string">
            <text:p>F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chuelerID</text:p>
          </table:table-cell>
          <table:table-cell office:value-type="string">
            <text:p>INT</text:p>
          </table:table-cell>
          <table:table-cell/>
          <table:table-cell office:value-type="string">
            <text:p>F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ehr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paltennam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Key</text:p>
          </table:table-cell>
          <table:table-cell office:value-type="string">
            <text:p>Extra</text:p>
          </table:table-cell>
          <table:table-cell office:value-type="string">
            <text:p>Defaul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hrerID</text:p>
          </table:table-cell>
          <table:table-cell office:value-type="string">
            <text:p>INT</text:p>
          </table:table-cell>
          <table:table-cell office:value-type="string">
            <text:p>NOT NULL</text:p>
          </table:table-cell>
          <table:table-cell office:value-type="string">
            <text:p>PK</text:p>
          </table:table-cell>
          <table:table-cell office:value-type="string">
            <text:p>AUTO_INCREME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Vorname</text:p>
          </table:table-cell>
          <table:table-cell office:value-type="string">
            <text:p>VARCHAR(30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achname</text:p>
          </table:table-cell>
          <table:table-cell office:value-type="string">
            <text:p>VARCHAR(3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uerzel</text:p>
          </table:table-cell>
          <table:table-cell office:value-type="string">
            <text:p>VARCHAR(4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sswort</text:p>
          </table:table-cell>
          <table:table-cell office:value-type="string">
            <text:p>VARCHAR(40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eck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paltennam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Key</text:p>
          </table:table-cell>
          <table:table-cell office:value-type="string">
            <text:p>Extra</text:p>
          </table:table-cell>
          <table:table-cell office:value-type="string">
            <text:p>Defaul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ecklisteID</text:p>
          </table:table-cell>
          <table:table-cell office:value-type="string">
            <text:p>INT</text:p>
          </table:table-cell>
          <table:table-cell office:value-type="string">
            <text:p>NOT NULL</text:p>
          </table:table-cell>
          <table:table-cell office:value-type="string">
            <text:p>PK</text:p>
          </table:table-cell>
          <table:table-cell office:value-type="string">
            <text:p>AUTO_INCREME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itel</text:p>
          </table:table-cell>
          <table:table-cell office:value-type="string">
            <text:p>VARCHAR(30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rstelldatum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adline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us</text:p>
          </table:table-cell>
          <table:table-cell office:value-type="string">
            <text:p>Bool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hrerID</text:p>
          </table:table-cell>
          <table:table-cell office:value-type="string">
            <text:p>INT</text:p>
          </table:table-cell>
          <table:table-cell/>
          <table:table-cell office:value-type="string">
            <text:p>F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lasseID</text:p>
          </table:table-cell>
          <table:table-cell office:value-type="string">
            <text:p>INT</text:p>
          </table:table-cell>
          <table:table-cell/>
          <table:table-cell office:value-type="string">
            <text:p>F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ecklisteneintra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paltennam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Key</text:p>
          </table:table-cell>
          <table:table-cell office:value-type="string">
            <text:p>Extra</text:p>
          </table:table-cell>
          <table:table-cell office:value-type="string">
            <text:p>Default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bgehakt</text:p>
          </table:table-cell>
          <table:table-cell office:value-type="string">
            <text:p>Bool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ecklisteID</text:p>
          </table:table-cell>
          <table:table-cell office:value-type="string">
            <text:p>INT</text:p>
          </table:table-cell>
          <table:table-cell/>
          <table:table-cell office:value-type="string">
            <text:p>F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chuelerID</text:p>
          </table:table-cell>
          <table:table-cell office:value-type="string">
            <text:p>INT</text:p>
          </table:table-cell>
          <table:table-cell/>
          <table:table-cell office:value-type="string">
            <text:p>FK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15.01.2018</text:date>, <text:time>15:27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5:27:12.22</dc:date>
    <dc:creator>Alexander Stein</dc:creator>
    <meta:generator>OpenOffice/4.1.4$Win32 OpenOffice.org_project/414m5$Build-9788</meta:generator>
    <meta:editing-duration>PT6M26S</meta:editing-duration>
    <meta:editing-cycles>1</meta:editing-cycles>
    <meta:document-statistic meta:table-count="3" meta:cell-count="104" meta:object-count="0"/>
  </office:meta>
</office:document-meta>
</file>